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54b" officeooo:paragraph-rsid="0013f54b"/>
    </style:style>
    <style:style style:name="P2" style:family="paragraph" style:parent-style-name="Standard">
      <style:text-properties officeooo:rsid="0015e990" officeooo:paragraph-rsid="0013f54b"/>
    </style:style>
    <style:style style:name="P3" style:family="paragraph" style:parent-style-name="Standard">
      <style:text-properties officeooo:rsid="0015e990" officeooo:paragraph-rsid="0015e990"/>
    </style:style>
    <style:style style:name="P4" style:family="paragraph" style:parent-style-name="Standard">
      <style:text-properties officeooo:rsid="00164dc2" officeooo:paragraph-rsid="00164dc2"/>
    </style:style>
    <style:style style:name="T1" style:family="text">
      <style:text-properties officeooo:rsid="0015e990"/>
    </style:style>
    <style:style style:name="T2" style:family="text">
      <style:text-properties officeooo:rsid="00164d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KT-IRSENSE v3.0 User Manual</text:p>
      <text:p text:style-name="P1"/>
      <text:p text:style-name="P1">Operation</text:p>
      <text:p text:style-name="P1"/>
      <text:p text:style-name="P1">The CKT-IRSENSE is an inexpensive infrared proximity sensor, designed primarily for model railroad use. <text:s/>At the top <text:span text:style-name="T1">of the device are two small lenses - one </text:span>emits a series of infrared pulses, which <text:span text:style-name="T1">are then reflected by objects into the other lens, a receiver. <text:s/>By measuring the intensity of the returned pulses, the sensor can detect the presence and distance to an object.</text:span></text:p>
      <text:p text:style-name="P1"/>
      <text:p text:style-name="P2"/>
      <text:p text:style-name="P1"/>
      <text:p text:style-name="P1">Mechanical Installation</text:p>
      <text:p text:style-name="P1"/>
      <text:p text:style-name="P1">The detector is designed to be installed up through the benchwork in a 5/32 inch (4 mm) hole. <text:s/>Be sure that both lenses are clear to shine up between any ties or ballast.</text:p>
      <text:p text:style-name="P1"/>
      <text:p text:style-name="P1">The module is not naturally water resistant, so be careful when ballasting. <text:s/>Some amount of water resistance can be added by coating everything (other than the lenses) with liquid electrical tape or similar sealant. <text:s/>Be very careful not to cloud or cover the de<text:span text:style-name="T1">tector lenses.</text:span></text:p>
      <text:p text:style-name="P1"/>
      <text:p text:style-name="P3">The sensor can be secured in the hole using </text:p>
      <text:p text:style-name="P1"/>
      <text:p text:style-name="P1">Electrical Connections</text:p>
      <text:p text:style-name="P1"/>
      <text:p text:style-name="P1">The CKT-IRSENSE needs 5-18 volts of clean direct current (DC) power to operate. <text:s/>Noisy power supplies may cause issues with detection, and supply voltages exceeding 20VDC may damage the device. <text:s/><text:span text:style-name="T1">The red wire should be connected to the positive side of the power supply and the black lead to the negative.</text:span></text:p>
      <text:p text:style-name="P1"/>
      <text:p text:style-name="P3">Two outputs are provided, both of which are “open drain” (otherwise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<text:span text:style-name="T2">0.25 amps, and should be exposed to no more than a 40VDC supply.</text:span></text:p>
      <text:p text:style-name="P3"/>
      <text:p text:style-name="P3">&lt;FIXME: <text:s/>diagram showing LED connection&gt;</text:p>
      <text:p text:style-name="P3"/>
      <text:p text:style-name="P3">If a logic level output is desired, use a 4.7k-10k ohm resistor to connect the output to the positive supply.</text:p>
      <text:p text:style-name="P3"/>
      <text:p text:style-name="P3">The white output is active when the sensor is detecting an object. <text:s/>The blue output is active when the sensor is not detecting an object.</text:p>
      <text:p text:style-name="P1"/>
      <text:p text:style-name="P1">Changing the Detection Range</text:p>
      <text:p text:style-name="P1"/>
      <text:p text:style-name="P1">The CKT-IRSENSE is pre-calibrated to a typical detection range and needs no user adjustment for most applications. </text:p>
      <text:p text:style-name="P1"/>
      <text:p text:style-name="P1">However, we've left the option to select other detection ranges for special use cases. <text:s/><text:span text:style-name="T1">By </text:span></text:p>
      <text:p text:style-name="P1"><text:soft-page-break/></text:p>
      <text:p text:style-name="P4">Suggested Uses</text:p>
      <text:p text:style-name="P4"/>
      <text:p text:style-name="P4">- Trigger a sound event using a CKT-SQUEAL sound player</text:p>
      <text:p text:style-name="P4">-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7-22T13:15:04.197031612</dc:date>
    <meta:editing-duration>PT4M5S</meta:editing-duration>
    <meta:editing-cycles>1</meta:editing-cycles>
    <meta:document-statistic meta:table-count="0" meta:image-count="0" meta:object-count="0" meta:page-count="2" meta:paragraph-count="19" meta:word-count="388" meta:character-count="2270" meta:non-whitespace-character-count="1883"/>
    <meta:generator>LibreOffice/4.2.4.2$Linux_X86_64 LibreOffice_project/420m0$Build-2</meta:generator>
  </office:meta>
</office:document-meta>
</file>